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cc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cm" svg:height="2.9cm" svg:x="1.4cm" svg:y="9.9cm">
          <draw:glue-point draw:id="4" svg:x="5cm" svg:y="1.551cm"/>
          <draw:glue-point draw:id="5" svg:x="5cm" svg:y="3.965cm"/>
          <text:p text:style-name="P1">Menu</text:p>
          <text:p text:style-name="P1">- Setup pump times</text:p>
          <text:p text:style-name="P1">- Set Time</text:p>
          <text:p text:style-name="P1">- View lo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cm" svg:height="3cm" svg:x="8.9cm" svg:y="5.5cm">
          <draw:glue-point draw:id="4" svg:x="5cm" svg:y="3.666cm"/>
          <draw:glue-point draw:id="5" svg:x="5cm" svg:y="1.666cm"/>
          <draw:glue-point draw:id="6" svg:x="5cm" svg:y="-1.333cm"/>
          <text:p text:style-name="P1">Setup pump times</text:p>
          <text:p text:style-name="P1">- Time frame</text:p>
          <text:p text:style-name="P1">- Pump time</text:p>
          <text:p text:style-name="P1">- Rest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7cm" svg:y1="11.35cm" svg:x2="8.9cm" svg:y2="7cm" draw:start-shape="id1" draw:end-shape="id2" svg:d="M7000 11350l1900-4350" svg:viewBox="0 0 1901 4351">
          <text:p/>
        </draw:connector>
        <draw:custom-shape draw:style-name="gr1" draw:text-style-name="P1" xml:id="id3" draw:id="id3" draw:layer="layout" svg:width="5.6cm" svg:height="2.8cm" svg:x="16.3cm" svg:y="2.4cm">
          <draw:glue-point draw:id="4" svg:x="5.004cm" svg:y="0.294cm"/>
          <draw:glue-point draw:id="5" svg:x="5cm" svg:y="2.647cm"/>
          <text:p text:style-name="P1">Time frame</text:p>
          <text:p text:style-name="P1">- Start</text:p>
          <text:p text:style-name="P1">-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4.9cm" svg:y1="6.601cm" svg:x2="16.3cm" svg:y2="3.8cm" draw:start-shape="id2" draw:start-glue-point="6" draw:end-shape="id3" svg:d="M14900 6601l1400-2801" svg:viewBox="0 0 1401 2802">
          <text:p/>
        </draw:connector>
        <draw:custom-shape draw:style-name="gr1" draw:text-style-name="P1" xml:id="id4" draw:id="id4" draw:layer="layout" svg:width="5.6cm" svg:height="2.8cm" svg:x="16.3cm" svg:y="6.102cm">
          <text:p text:style-name="P1">Pump time [min]</text:p>
          <text:p text:style-name="P1">6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5cm" svg:height="2.7cm" svg:x="16.3cm" svg:y="9.8cm">
          <text:p text:style-name="P1">Rest time [min]</text:p>
          <text:p text:style-name="P1">1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7cm" svg:height="2.2cm" svg:x="23.2cm" svg:y="1.8cm">
          <text:p text:style-name="P1">Frame start</text:p>
          <text:p text:style-name="P1">9h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.7cm" svg:height="2.2cm" svg:x="23.2cm" svg:y="4.4cm">
          <text:p text:style-name="P1">Frame End</text:p>
          <text:p text:style-name="P1">9h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4.9cm" svg:y1="7.499cm" svg:x2="16.3cm" svg:y2="7.502cm" draw:start-shape="id2" draw:start-glue-point="5" draw:end-shape="id4" svg:d="M14900 7499l1400 3" svg:viewBox="0 0 1401 4">
          <text:p/>
        </draw:connector>
        <draw:connector draw:style-name="gr2" draw:text-style-name="P2" draw:layer="layout" draw:type="line" svg:x1="14.9cm" svg:y1="8.099cm" svg:x2="16.3cm" svg:y2="11.15cm" draw:start-shape="id2" draw:start-glue-point="4" draw:end-shape="id5" svg:d="M14900 8099l1400 3051" svg:viewBox="0 0 1401 3052">
          <text:p/>
        </draw:connector>
        <draw:connector draw:style-name="gr2" draw:text-style-name="P2" draw:layer="layout" draw:type="line" svg:x1="21.9cm" svg:y1="3.882cm" svg:x2="23.2cm" svg:y2="2.9cm" draw:start-shape="id3" draw:start-glue-point="4" draw:end-shape="id6" svg:d="M21900 3882l1300-982" svg:viewBox="0 0 1301 983">
          <text:p/>
        </draw:connector>
        <draw:connector draw:style-name="gr2" draw:text-style-name="P2" draw:layer="layout" draw:type="line" svg:x1="21.9cm" svg:y1="4.541cm" svg:x2="23.2cm" svg:y2="5.5cm" draw:start-shape="id3" draw:start-glue-point="5" draw:end-shape="id7" svg:d="M21900 4541l1300 959" svg:viewBox="0 0 1301 960">
          <text:p/>
        </draw:connector>
        <draw:frame draw:style-name="gr3" draw:layer="layout" svg:width="6.4cm" svg:height="2.95cm" svg:x="1.1cm" svg:y="1.7cm">
          <draw:text-box>
            <text:p>Pump Logger Menu</text:p>
          </draw:text-box>
        </draw:frame>
        <draw:custom-shape draw:style-name="gr1" draw:text-style-name="P1" xml:id="id8" draw:id="id8" draw:layer="layout" svg:width="5.1cm" svg:height="2.2cm" svg:x="8.9cm" svg:y="13.7cm">
          <draw:glue-point draw:id="4" svg:x="5cm" svg:y="3.181cm"/>
          <text:p text:style-name="P1">Set time</text:p>
          <text:p text:style-name="P1">- Hour</text:p>
          <text:p text:style-name="P1">- Minu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7cm" svg:y1="11.799cm" svg:x2="8.9cm" svg:y2="14.8cm" draw:start-shape="id1" draw:start-glue-point="4" draw:end-shape="id8" draw:end-glue-point="3" svg:d="M7000 11799l1900 3001" svg:viewBox="0 0 1901 3002">
          <text:p/>
        </draw:connector>
        <draw:custom-shape draw:style-name="gr1" draw:text-style-name="P1" xml:id="id9" draw:id="id9" draw:layer="layout" svg:width="5.5cm" svg:height="3.2cm" svg:x="8.9cm" svg:y="16.5cm">
          <text:p text:style-name="P1">Log# 1:</text:p>
          <text:p text:style-name="P1">Duration: 2h09</text:p>
          <text:p text:style-name="P1">On: 13h25</text:p>
          <text:p text:style-name="P1">Off: 14h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7cm" svg:y1="12.499cm" svg:x2="8.9cm" svg:y2="18.1cm" draw:start-shape="id1" draw:start-glue-point="5" draw:end-shape="id9" svg:d="M7000 12499l1900 5601" svg:viewBox="0 0 1901 5602">
          <text:p/>
        </draw:connector>
        <draw:custom-shape draw:style-name="gr1" draw:text-style-name="P1" xml:id="id10" draw:id="id10" draw:layer="layout" svg:width="4cm" svg:height="1.6cm" svg:x="16.3cm" svg:y="13.1cm">
          <text:p text:style-name="P1">Set Hour:</text:p>
          <text:p text:style-name="P1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4cm" svg:height="1.6cm" svg:x="16.3cm" svg:y="15.1cm">
          <text:p text:style-name="P1">Set Minutes:</text:p>
          <text:p text:style-name="P1">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4cm" svg:y1="14.8cm" svg:x2="16.3cm" svg:y2="13.9cm" draw:start-shape="id8" draw:start-glue-point="1" draw:end-shape="id10" svg:d="M14000 14800l2300-900" svg:viewBox="0 0 2301 901">
          <text:p/>
        </draw:connector>
        <draw:connector draw:style-name="gr2" draw:text-style-name="P2" draw:layer="layout" draw:type="line" svg:x1="14cm" svg:y1="15.499cm" svg:x2="16.3cm" svg:y2="15.9cm" draw:start-shape="id8" draw:start-glue-point="4" draw:end-shape="id11" svg:d="M14000 15499l2300 401" svg:viewBox="0 0 2301 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7T17:30:06.595613648</meta:creation-date>
    <dc:date>2014-07-17T17:51:25.398534746</dc:date>
    <meta:editing-duration>PT5M36S</meta:editing-duration>
    <meta:editing-cycles>2</meta:editing-cycles>
    <meta:generator>LibreOffice/4.2.4.2$Linux_X86_64 LibreOffice_project/420m0$Build-2</meta:generator>
    <meta:document-statistic meta:object-count="22"/>
  </office:meta>
</office:document-meta>
</file>